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40a63" officeooo:paragraph-rsid="00040a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Para este sistema de ecuaciones solamente hay una raiz. Esto es porque solamente existe un valor para el par x1,x2 en el cual las dos ecuaciones sean cero al mismo tiempo</text:p>
      <text:p text:style-name="P1"/>
      <text:p text:style-name="P1">2. Con esos puntos converge más lento porque tiene que hacer más iteraciones para encontrar la raiz porque los número están más alejados. Es por esto que es muy buena práctica hacer inspección visual y escoger puntos iniciales cercanos a la raiz</text:p>
      <text:p text:style-name="P1"/>
      <text:p text:style-name="P1">3. al aumentar el valor de la tolerancia disminuye el tiempo de convergencia. El algoritmo tiene que hacer menos iteraciones para un valor de tolerancia más grande, pues lo que nos da la tolerancia es la precisión con la que queremos encontrar nuestra raiz.</text:p>
      <text:p text:style-name="P1"/>
      <text:p text:style-name="P1">4. con 100,100 me diverge mi algorit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12:38:24.743752373</meta:creation-date>
    <dc:date>2020-04-22T12:43:17.378835960</dc:date>
    <meta:editing-duration>PT4M53S</meta:editing-duration>
    <meta:editing-cycles>1</meta:editing-cycles>
    <meta:document-statistic meta:table-count="0" meta:image-count="0" meta:object-count="0" meta:page-count="1" meta:paragraph-count="4" meta:word-count="125" meta:character-count="714" meta:non-whitespace-character-count="593"/>
    <meta:generator>LibreOffice/6.0.7.3$Linux_X86_64 LibreOffice_project/00m0$Build-3</meta:generator>
  </office:meta>
</office:document-meta>
</file>